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60"/>
    <style:style style:name="P67" style:family="paragraph" style:parent-style-name="Standard" style:list-style-name="L61"/>
    <style:style style:name="P68" style:family="paragraph" style:parent-style-name="Standard" style:list-style-name="L62"/>
    <style:style style:name="P69" style:family="paragraph" style:parent-style-name="Standard" style:list-style-name="L63"/>
    <style:style style:name="P70" style:family="paragraph" style:parent-style-name="Standard" style:list-style-name="L64"/>
    <style:style style:name="P71" style:family="paragraph" style:parent-style-name="Standard" style:list-style-name="L65"/>
    <style:style style:name="P72" style:family="paragraph" style:parent-style-name="Standard" style:list-style-name="L66"/>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3"/>
    <style:style style:name="P149" style:family="paragraph" style:parent-style-name="Standard" style:list-style-name="L142">
      <style:paragraph-properties fo:margin-left="0.9846in" fo:margin-right="0in" fo:text-indent="0in" style:auto-text-indent="false">
        <style:tab-stops/>
      </style:paragraph-properties>
    </style:style>
    <style:style style:name="P150" style:family="paragraph" style:parent-style-name="Text_20_body" style:list-style-name="L11"/>
    <style:style style:name="P151" style:family="paragraph" style:parent-style-name="Text_20_body" style:list-style-name="L20"/>
    <style:style style:name="P152" style:family="paragraph" style:parent-style-name="Text_20_body" style:list-style-name="L59">
      <style:text-properties style:font-name="ArialMT" fo:font-size="12pt"/>
    </style:style>
    <style:style style:name="P153" style:family="paragraph" style:parent-style-name="Text_20_body" style:list-style-name="L20">
      <style:paragraph-properties fo:margin-top="0.111in" fo:margin-bottom="0.111in"/>
    </style:style>
    <style:style style:name="P154" style:family="paragraph" style:parent-style-name="Text_20_body" style:list-style-name="L20">
      <style:paragraph-properties fo:margin-top="0.111in" fo:margin-bottom="0.111in"/>
      <style:text-properties fo:color="#000000"/>
    </style:style>
    <style:style style:name="P155" style:family="paragraph" style:parent-style-name="Text_20_body" style:list-style-name="L20">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3.3</text:p>
      <text:list xml:id="list261358983699809087" text:style-name="L143">
        <text:list-item>
          <text:p text:style-name="P148">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195794970657529394" text:style-name="L1">
        <text:list-item>
          <text:p text:style-name="P9">adds step size selection for the Y offset spinboxes<text:line-break/></text:p>
        </text:list-item>
        <text:list-item>
          <text:p text:style-name="P9">activates the 'show' checkbox on reference curves so that the reference curve display can be turned off – but it will still be active behind the scenes, just not visible.<text:line-break/></text:p>
        </text:list-item>
      </text:list>
      <text:p text:style-name="Standard">version 4.3.1</text:p>
      <text:list xml:id="list8027373222878386837" text:style-name="L2">
        <text:list-item>
          <text:p text:style-name="P10">fixes an error message that occurs during the initial installation of a version that has a change to the number of tabs in the GUI<text:line-break/></text:p>
        </text:list-item>
      </text:list>
      <text:p text:style-name="Standard">version 4.3.0</text:p>
      <text:list xml:id="list697282263395809477" text:style-name="L3">
        <text:list-item>
          <text:p text:style-name="P11">minor cosmetic cleanup to deal with Windows GUI differences (I hope it works – this is always a frustrating and mysterious area)<text:line-break/></text:p>
        </text:list-item>
      </text:list>
      <text:p text:style-name="Standard">version 4.2.9</text:p>
      <text:list xml:id="list2159539828553464223" text:style-name="L4">
        <text:list-item>
          <text:p text:style-name="P12">adds the lightcurve used to the report generated during the detectability analysis<text:line-break/></text:p>
        </text:list-item>
        <text:list-item>
          <text:p text:style-name="P12">automatically clears the effect of previous normailzation when the reference lightcurve is changed (or deselected)<text:line-break/></text:p>
        </text:list-item>
      </text:list>
      <text:p text:style-name="Standard">version 4.2.8</text:p>
      <text:list xml:id="list6578882338966964711" text:style-name="L5">
        <text:list-item>
          <text:p text:style-name="P13">fixes 'trim problem'<text:line-break/></text:p>
        </text:list-item>
        <text:list-item>
          <text:p text:style-name="P13">adds 'step by' buttons that change the smoothing interval spinbox step size.<text:line-break/></text:p>
        </text:list-item>
      </text:list>
      <text:p text:style-name="Standard">version 4.2.6</text:p>
      <text:list xml:id="list3509681549241424629" text:style-name="L6">
        <text:list-item>
          <text:p text:style-name="P14">tidies up the lightcurve panel a bit and changes color samples for target and reference curves.<text:line-break/></text:p>
        </text:list-item>
      </text:list>
      <text:p text:style-name="Standard">version 4.2.5</text:p>
      <text:list xml:id="list2885323066784593664" text:style-name="L7">
        <text:list-item>
          <text:p text:style-name="P15">completes implementation of the time shift (left/right shift) of the reference curve for normalization.<text:line-break/></text:p>
        </text:list-item>
        <text:list-item>
          <text:p text:style-name="P15">adds dot color samples next to the lightcurve titles.<text:line-break/></text:p>
        </text:list-item>
      </text:list>
      <text:p text:style-name="Standard">version 4.2.4</text:p>
      <text:list xml:id="list5725882684973121785" text:style-name="L8">
        <text:list-item>
          <text:p text:style-name="P16">makes tab/panel order sticky<text:line-break/><text:soft-page-break/></text:p>
        </text:list-item>
        <text:list-item>
          <text:p text:style-name="P16">analysis tab always opens first, but automatic switch to Lightcurves tab occurs upon file read.<text:line-break/></text:p>
        </text:list-item>
        <text:list-item>
          <text:p text:style-name="P16">'target' lightcurve cannot no longer be moved up or down. If there is an overlapping lightcurve, move the non-target lightcurve to clear the overlap.<text:line-break/></text:p>
        </text:list-item>
      </text:list>
      <text:p text:style-name="Standard">version 4.2.3</text:p>
      <text:list xml:id="list3299287011606045049" text:style-name="L9">
        <text:list-item>
          <text:p text:style-name="P17">fixes block integration that was broken by the new lightcurve selection code.<text:line-break/></text:p>
        </text:list-item>
        <text:list-item>
          <text:p text:style-name="P17">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4903957769193302576" text:style-name="L10">
        <text:list-item>
          <text:p text:style-name="P18">adds logging/reporting of the curve (if any) used for normalization and the smoothing interval used.<text:line-break/> </text:p>
        </text:list-item>
      </text:list>
      <text:p text:style-name="Standard">version 4.2.2</text:p>
      <text:list xml:id="list3058131494448613843" text:style-name="L11">
        <text:list-item>
          <text:p text:style-name="P19">adds a new tab/panel for controlling the display of lightcurves. From the 'help button' on that tab:</text:p>
          <text:p text:style-name="P19"/>
          <text:p text:style-name="P150"><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ext:soft-page-break/>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2069456518" text:continue-numbering="true" text:style-name="L11">
        <text:list-item>
          <text:p text:style-name="P19">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19">added (back again) a spinbox on the Setting/Misc. Tab that allows the dot size used in lightcurve plots to be changed.<text:line-break/></text:p>
        </text:list-item>
      </text:list>
      <text:p text:style-name="Standard">version 4.2.1</text:p>
      <text:list xml:id="list5891885424498968530" text:style-name="L12">
        <text:list-item>
          <text:p text:style-name="P20">fixed final report showing NE3 stuff even when NE3 not in use was checked.<text:line-break/></text:p>
        </text:list-item>
      </text:list>
      <text:p text:style-name="Standard">version 4.2.0</text:p>
      <text:list xml:id="list758587744777605682" text:style-name="L13">
        <text:list-item>
          <text:p text:style-name="P21">improves annotation on <text:span text:style-name="T20">Detectability</text:span> plots by including the magDrop information.<text:line-break/></text:p>
        </text:list-item>
        <text:list-item>
          <text:p text:style-name="P21">eliminates the display of negative drops in the False-Positive histogram<text:line-break/> </text:p>
        </text:list-item>
      </text:list>
      <text:p text:style-name="Standard">version 4.1.9</text:p>
      <text:list xml:id="list5021582824980462023" text:style-name="L14">
        <text:list-item>
          <text:p text:style-name="P22">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1781597048461700472" text:style-name="L15">
        <text:list-item>
          <text:p text:style-name="P23">adds option to write sample light-curve from detectability analysis to a csv file that be imported to PyOTE.<text:line-break/></text:p>
        </text:list-item>
      </text:list>
      <text:p text:style-name="Standard">version 4.1.7</text:p>
      <text:list xml:id="list708408872629846216" text:style-name="L16">
        <text:list-item>
          <text:p text:style-name="P24">adds the requirement to specify an observation duration when doing a detectability test<text:line-break/></text:p>
        </text:list-item>
        <text:list-item>
          <text:p text:style-name="P24">during a detectability test, if a detectable event was found, a sample light-curve showing such an event is plotted, otherwise the normal False-Positive plot will be shown.<text:line-break/></text:p>
        </text:list-item>
      </text:list>
      <text:p text:style-name="Standard">version 4.1.6</text:p>
      <text:list xml:id="list8597254590015680960" text:style-name="L17">
        <text:list-item>
          <text:p text:style-name="P25">reenables Cholesky failure messages (disabled for testing)<text:line-break/></text:p>
        </text:list-item>
        <text:list-item>
          <text:p text:style-name="P25">Adds test to detectability routine so that the user cannot give an event duration that requires more points than are available in the observation.<text:line-break/></text:p>
        </text:list-item>
      </text:list>
      <text:p text:style-name="Standard">version 4.1.5</text:p>
      <text:list xml:id="list2686498495285345382" text:style-name="L18">
        <text:list-item>
          <text:p text:style-name="P26">changed error bar calculation reporting so that the the value reported in the containment interval report matches that reported in the Excel final report when there is no asymmetry present.</text:p>
          <text:p text:style-name="P26"/>
        </text:list-item>
      </text:list>
      <text:p text:style-name="Standard">version 4.1.4</text:p>
      <text:list xml:id="list878843164260874743" text:style-name="L19">
        <text:list-item>
          <text:p text:style-name="P27"><text:soft-page-break/>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2658651385873080762" text:style-name="L20">
        <text:list-item>
          <text:p text:style-name="P151"><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53">For the Night Eagle 3, times extracted by PyOTE require only a VTI correction (if you use an IOTA VTI, there is no correction at all needed).</text:p>
        </text:list-item>
        <text:list-item>
          <text:p text:style-name="P153">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53">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53">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53">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53">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54">You will probably want to use the most aggressive noise reduction in most cases, but make sure that your expected event duration is long enough that the D transition exponential curve has time to settle to the bottom event plus some time to allow a good <text:soft-page-break/>determination of the event bottom intensity. At DNR:HIGH, your expected event time should be greater than 30 frames (1 second) to use this setting. </text:p>
        </text:list-item>
        <text:list-item>
          <text:p text:style-name="P155">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6945596656793495635" text:style-name="L21">
        <text:list-header>
          <text:p text:style-name="P28"/>
        </text:list-header>
      </text:list>
      <text:p text:style-name="Standard">version 4.1.2</text:p>
      <text:list xml:id="list5303961159331265722" text:style-name="L22">
        <text:list-item>
          <text:p text:style-name="P29">fixes bug when D only search has been selected<text:line-break/></text:p>
        </text:list-item>
      </text:list>
      <text:p text:style-name="Standard">version 4.1.1</text:p>
      <text:list xml:id="list1385198903245215808" text:style-name="L23">
        <text:list-item>
          <text:p text:style-name="P30">fixes bug where signal columns beyond four were being read <text:s/>as duplicates of column 5.<text:line-break/></text:p>
        </text:list-item>
      </text:list>
      <text:p text:style-name="Standard">version 4.1.0</text:p>
      <text:list xml:id="list3101566731240298100" text:style-name="L24">
        <text:list-item>
          <text:p text:style-name="P31">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5381762359361868413" text:style-name="L25">
        <text:list-item>
          <text:p text:style-name="P32">fixes issue where PyOTE could not read files that it had written.<text:line-break/></text:p>
        </text:list-item>
      </text:list>
      <text:p text:style-name="Standard">version 4.0.8</text:p>
      <text:list xml:id="list3041075339374471142" text:style-name="L26">
        <text:list-item>
          <text:p text:style-name="P33">fixes bug (introduced by a misspelling in version 4.0.7) that kept csv files with more than four apertures from runnig.<text:line-break/></text:p>
        </text:list-item>
      </text:list>
      <text:p text:style-name="Standard">version 4.0.7</text:p>
      <text:list xml:id="list8697768330317805487" text:style-name="L27">
        <text:list-item>
          <text:p text:style-name="P34">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403789851254025347" text:style-name="L28">
        <text:list-item>
          <text:p text:style-name="P35">minor GUI changes<text:line-break/></text:p>
        </text:list-item>
      </text:list>
      <text:p text:style-name="Standard">version 4.0.5</text:p>
      <text:list xml:id="list3698300790139602934" text:style-name="L29">
        <text:list-item>
          <text:p text:style-name="P36">if you click outside the light-curve, the closest point will be toggled (so you don't have <text:soft-page-break/>to zoom in to select the leftmost or rightmost point in a light-curve.<text:line-break/></text:p>
        </text:list-item>
        <text:list-item>
          <text:p text:style-name="P36">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7270087444834993729" text:style-name="L30">
        <text:list-item>
          <text:p text:style-name="P37">a few GUI changes<text:line-break/></text:p>
        </text:list-item>
        <text:list-item>
          <text:p text:style-name="P37">removed the Use as secondary check box. Now if secondary curve is selected (spinner is non-zero), it will be used automatically.<text:line-break/></text:p>
        </text:list-item>
      </text:list>
      <text:p text:style-name="Standard">version 4.0.3</text:p>
      <text:list xml:id="list1270909009728575679" text:style-name="L31">
        <text:list-item>
          <text:p text:style-name="P38">implements a major GUI change: uses tabbed folders to group buttons and other controls. <text:line-break/></text:p>
        </text:list-item>
        <text:list-item>
          <text:p text:style-name="P38">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38">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8198642089910580510" text:style-name="L32">
        <text:list-item>
          <text:p text:style-name="P39">removed a debug print statement that was inadvertently left in. It is responsible for the “mouse event” messages polluting the log file.<text:line-break/></text:p>
        </text:list-item>
      </text:list>
      <text:p text:style-name="Standard">version 4.0.1</text:p>
      <text:list xml:id="list4098663914452821384" text:style-name="L33">
        <text:list-item>
          <text:p text:style-name="P40">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795437895042272612" text:style-name="L34">
        <text:list-item>
          <text:p text:style-name="P41">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text:soft-page-break/>meaningful graphics generated during the minimum duration search.<text:line-break/></text:p>
        </text:list-item>
      </text:list>
      <text:p text:style-name="Standard">version 3.9.9</text:p>
      <text:list xml:id="list2553017863140917422" text:style-name="L35">
        <text:list-item>
          <text:p text:style-name="P42">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1521372770487814877" text:style-name="L36">
        <text:list-item>
          <text:p text:style-name="P43">one more attempt to solve the gui sizing issue.<text:line-break/></text:p>
        </text:list-item>
        <text:list-item>
          <text:p text:style-name="P43">'sticky' settings are back but are now stored in <text:span text:style-name="T15">pyote.ini</text:span> instead of the<text:line-break/> obscure <text:span text:style-name="T15">simple-ote.ini<text:line-break/></text:span></text:p>
        </text:list-item>
      </text:list>
      <text:p text:style-name="Standard">version 3.9.7</text:p>
      <text:list xml:id="list4749710735920367671" text:style-name="L37">
        <text:list-item>
          <text:p text:style-name="P44">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7180652182214824071" text:style-name="L38">
        <text:list-item>
          <text:p text:style-name="P45">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4032459901313667915" text:style-name="L39">
        <text:list-item>
          <text:p text:style-name="P46">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286111596683417109" text:style-name="L40">
        <text:list-item>
          <text:p text:style-name="P47">attempts to fix over-size initial gui.<text:line-break/><text:soft-page-break/></text:p>
        </text:list-item>
      </text:list>
      <text:p text:style-name="Standard">version 3.9.3</text:p>
      <text:list xml:id="list5103939990243148695" text:style-name="L41">
        <text:list-item>
          <text:p text:style-name="P48">makes various improvements to the 'detectability' calculator to make it easier to use.<text:line-break/></text:p>
        </text:list-item>
      </text:list>
      <text:p text:style-name="Standard">version 3.9.2</text:p>
      <text:list xml:id="list2772864385540479066" text:style-name="L42">
        <text:list-item>
          <text:p text:style-name="P49">adds a 'detectability' calculator for use in pre-planning event observation.<text:line-break/></text:p>
        </text:list-item>
        <text:list-item>
          <text:p text:style-name="P49">'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7581559935074574481" text:style-name="L43">
        <text:list-item>
          <text:p text:style-name="P50">adds an snr calculation to the <text:span text:style-name="T17">Calc baseline stats</text:span> button.<text:line-break/></text:p>
        </text:list-item>
      </text:list>
      <text:p text:style-name="Standard">version 3.9.0</text:p>
      <text:list xml:id="list1003123799905192307" text:style-name="L44">
        <text:list-item>
          <text:p text:style-name="P51">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5973111140634047038" text:style-name="L45">
        <text:list-item>
          <text:p text:style-name="P52">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8724129004745582043" text:style-name="L46">
        <text:list-item>
          <text:p text:style-name="P53">fixed a bug that sometimes kept events that contained a single point at the bottom from producing a report.<text:line-break/></text:p>
        </text:list-item>
      </text:list>
      <text:p text:style-name="Standard">version 3.8.7</text:p>
      <text:list xml:id="list5198682543048807470" text:style-name="L47">
        <text:list-item>
          <text:p text:style-name="P54">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182751578041564129" text:style-name="L48">
        <text:list-item>
          <text:p text:style-name="P55">checks for only a single light-curve in the csv file which was causing a 'list index out of range' error message<text:line-break/></text:p>
        </text:list-item>
      </text:list>
      <text:p text:style-name="Standard">version 3.8.5</text:p>
      <text:list xml:id="list4989354458534011978" text:style-name="L49">
        <text:list-item>
          <text:p text:style-name="P56">changed the way QGridLayout was referenced.<text:line-break/></text:p>
        </text:list-item>
      </text:list>
      <text:p text:style-name="Standard">version 3.8.4</text:p>
      <text:list xml:id="list7263429776360604466" text:style-name="L50">
        <text:list-item>
          <text:p text:style-name="P57">changed the way QTableWidgetItem and QApplication were referenced to accommodate the latest Anaconda version, which has reorganized where those modules are stored. <text:s/>A similar change was made in version 3.7.6 and I do not know <text:soft-page-break/>how this has gone uncorrected for so long – I hope that I have not missed something.</text:p>
          <text:p text:style-name="P57"/>
        </text:list-item>
      </text:list>
      <text:p text:style-name="Standard">version 3.8.3</text:p>
      <text:list xml:id="list4794124160428513953" text:style-name="L51">
        <text:list-item>
          <text:p text:style-name="P58">adds display of light-curve name (if available in the csv file) to the curve-to-be-analyzed and the normalization curve next to their selection spinners.<text:line-break/></text:p>
        </text:list-item>
      </text:list>
      <text:p text:style-name="Standard">version 3.8.2</text:p>
      <text:list xml:id="list1479728388461403614" text:style-name="L52">
        <text:list-item>
          <text:p text:style-name="P59">3.7.5 introduced a scrollable GUI for small screens. Unfortunately, that caused resizing problem for all users. The version reverts back to the original GUI design.<text:line-break/></text:p>
        </text:list-item>
        <text:list-item>
          <text:p text:style-name="P59">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2311686733421007131" text:style-name="L53">
        <text:list-item>
          <text:p text:style-name="P60">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973273512782390536" text:style-name="L54">
        <text:list-item>
          <text:p text:style-name="P61">adds a tutorial button to supply a quick-start for new or infrequent users.<text:line-break/></text:p>
        </text:list-item>
      </text:list>
      <text:p text:style-name="Standard">version 3.7.9</text:p>
      <text:list xml:id="list3554495854524684565" text:style-name="L55">
        <text:list-item>
          <text:p text:style-name="P62">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710876083848376281" text:style-name="L56">
        <text:list-item>
          <text:p text:style-name="P63">added visible left, top, and bottom axes to main plot (with ticks to make easier to associate timestamp with point).<text:line-break/></text:p>
        </text:list-item>
      </text:list>
      <text:p text:style-name="Standard">version 3.7.7</text:p>
      <text:list xml:id="list6453724220105959366" text:style-name="L57">
        <text:list-item>
          <text:p text:style-name="P64">if timestamps are available in the csv file, they are used as x axis labels in the main plot.<text:line-break/></text:p>
        </text:list-item>
      </text:list>
      <text:p text:style-name="Standard">version 3.7.6</text:p>
      <text:list xml:id="list4138170803870157164" text:style-name="L58">
        <text:list-item>
          <text:p text:style-name="P65">changed the way QMainWindow and Qapplication were referenced to accommodate the latest Anaconda version, which has reorganized where those modules are stored. </text:p>
          <text:p text:style-name="P65">This was causing a fatal startup error.<text:line-break/> </text:p>
        </text:list-item>
      </text:list>
      <text:p text:style-name="Standard"><text:soft-page-break/>version 3.7.5</text:p>
      <text:list xml:id="list4040071469217519892" text:style-name="L59">
        <text:list-item>
          <text:p text:style-name="P152">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52">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1237236939116038065" text:style-name="L60">
        <text:list-item>
          <text:p text:style-name="P66">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560584470638686921" text:style-name="L61">
        <text:list-item>
          <text:p text:style-name="P67">adds code line needed by any Mac users that are running Big Sur<text:line-break/></text:p>
        </text:list-item>
      </text:list>
      <text:p text:style-name="Standard">version 3.7.2</text:p>
      <text:list xml:id="list3948466200867386922" text:style-name="L62">
        <text:list-item>
          <text:p text:style-name="P68">fixes bug that caused all analysis attempts to 'stall'</text:p>
        </text:list-item>
      </text:list>
      <text:p text:style-name="Standard"/>
      <text:p text:style-name="Standard">version 3.7.1</text:p>
      <text:list xml:id="list1938984152659334547" text:style-name="L63">
        <text:list-item>
          <text:p text:style-name="P69">fixed a bug in the r limb angle entry<text:line-break/></text:p>
        </text:list-item>
      </text:list>
      <text:p text:style-name="Standard">version 3.7.0</text:p>
      <text:list xml:id="list3369421390794633120" text:style-name="L64">
        <text:list-item>
          <text:p text:style-name="P70">adds right-click help to ast speed label giving the equation to use if asteroid speed is not available but asteroid diameter and maximum duration are specified<text:line-break/></text:p>
        </text:list-item>
        <text:list-item>
          <text:p text:style-name="P70">adds suggestion to right-click help on penumbral fit checkbox for how to find the penumbral curve csv file that is provided for practice purposes.<text:line-break/></text:p>
        </text:list-item>
      </text:list>
      <text:p text:style-name="Standard">version 3.6.8</text:p>
      <text:list xml:id="list422113789151202059" text:style-name="L65">
        <text:list-item>
          <text:p text:style-name="P71">adds modeling of off centerline observations to lightcurve calibration curve generation<text:line-break/></text:p>
        </text:list-item>
      </text:list>
      <text:p text:style-name="Standard">version 3.6.7</text:p>
      <text:list xml:id="list3354767198610322451" text:style-name="L66">
        <text:list-item>
          <text:p text:style-name="P72">clarified the location of the Enable Manual Timestamp Entry checkbox in the pop-up message appears when there are no timestamps in the csv file.<text:line-break/><text:soft-page-break/></text:p>
        </text:list-item>
      </text:list>
      <text:p text:style-name="Standard">version 3.6.6</text:p>
      <text:list xml:id="list1156648734805146748" text:style-name="L67">
        <text:list-item>
          <text:p text:style-name="P7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2060622455787360" text:style-name="L68">
        <text:list-item>
          <text:p text:style-name="P74">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557656291455234558" text:style-name="L69">
        <text:list-item>
          <text:p text:style-name="P75">version 3.6.2 would open .xlsx Report file on Mac, but not Windows. This version attempts to fix that (Windows needs a different command to open a file).<text:line-break/></text:p>
        </text:list-item>
      </text:list>
      <text:p text:style-name="Standard">version 3.6.2</text:p>
      <text:list xml:id="list6851217119918922484" text:style-name="L70">
        <text:list-item>
          <text:p text:style-name="P76">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8306953203893961320" text:style-name="L71">
        <text:list-item>
          <text:p text:style-name="P77">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5711166760913549035" text:style-name="L72">
        <text:list-item>
          <text:p text:style-name="P78"><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ext:soft-pag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78"><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5039263558076626107" text:style-name="L73">
        <text:list-item>
          <text:p text:style-name="P79">fixed another bug in penumbral curve fit and removed diagnostic printouts.<text:line-break/></text:p>
        </text:list-item>
      </text:list>
      <text:p text:style-name="Standard">version 3.5.8</text:p>
      <text:list xml:id="list8108176468533488190" text:style-name="L74">
        <text:list-item>
          <text:p text:style-name="P80">fixed a number of bugs in the penumbral curve fit code<text:line-break/></text:p>
        </text:list-item>
      </text:list>
      <text:p text:style-name="Standard">version 3.5.7</text:p>
      <text:list xml:id="list7122649941409195401" text:style-name="L75">
        <text:list-item>
          <text:p text:style-name="P8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104627371352268165" text:style-name="L76">
        <text:list-item>
          <text:p text:style-name="P8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52401600271831827" text:style-name="L77">
        <text:list-item>
          <text:p text:style-name="P83">fixed a bug that kept occultations from being extracted from lightcurves 5 and <text:soft-page-break/>up. The lightcurves above 4 could be viewed --- they just couldn't be processed through the event finder because they were a different type (coding error)<text:line-break/></text:p>
        </text:list-item>
      </text:list>
      <text:p text:style-name="Standard">version 3.5.4</text:p>
      <text:list xml:id="list5930909820038375122" text:style-name="L78">
        <text:list-item>
          <text:p text:style-name="P8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503292609290694244" text:style-name="L79">
        <text:list-item>
          <text:p text:style-name="P8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3998909500775771959" text:style-name="L80">
        <text:list-item>
          <text:p text:style-name="P8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856910803938916240" text:style-name="L81">
        <text:list-item>
          <text:p text:style-name="P87">Added additional references to the North American Excel Spreadsheet report in the new section of the final report that bangs on about the start-of-exposure timing convention.<text:line-break/></text:p>
        </text:list-item>
      </text:list>
      <text:p text:style-name="Standard">version 3.5.0</text:p>
      <text:list xml:id="list3493138060749203536" text:style-name="L82">
        <text:list-item>
          <text:p text:style-name="P8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88">NEW: when 'trims' have been placed, a 'write csv' process will honor those values and produce a 'trimmed' output file.<text:line-break/></text:p>
        </text:list-item>
        <text:list-item>
          <text:p text:style-name="P88">NEW: when a light curve has been 'normalized', the changed values are written to the data table where, once again, a 'write csv' process will capture the results.<text:line-break/><text:soft-page-break/></text:p>
        </text:list-item>
        <text:list-item>
          <text:p text:style-name="P88">Added additional reminders that the start-of-exposure timestamp/timing convention is employed.</text:p>
        </text:list-item>
      </text:list>
      <text:p text:style-name="Standard"/>
      <text:p text:style-name="Standard">version 3.4.9</text:p>
      <text:list xml:id="list2967101069952150172" text:style-name="L83">
        <text:list-item>
          <text:p text:style-name="P89">Added some explanatory language to the “Excel report” section regarding the proper interpretation of the 'false positive probability' number.<text:line-break/></text:p>
        </text:list-item>
      </text:list>
      <text:p text:style-name="Standard">version 3.4.8</text:p>
      <text:list xml:id="list48550614058309756" text:style-name="L84">
        <text:list-item>
          <text:p text:style-name="P90">This version deals more realistically with high magDrop lightcurves by defining a 'limiting magDrop' as: <text:line-break/><text:line-break/><text:tab/>limMagDrop = 2.5 * log10( B / std(A) ) <text:line-break/><text:line-break/><text:tab/>std(A) is the noise level of A.</text:p>
          <text:p text:style-name="P90"><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160386379857368955" text:style-name="L85">
        <text:list-item>
          <text:p text:style-name="P91">Automatically loads the correct version of Adv2<text:line-break/></text:p>
        </text:list-item>
      </text:list>
      <text:p text:style-name="Standard">version 3.4.6</text:p>
      <text:list xml:id="list5797858567554680042" text:style-name="L86">
        <text:list-item>
          <text:p text:style-name="P92">Adds AAV Version 2 file as a type that can be read (important when Do OCR check is enabled)</text:p>
        </text:list-item>
      </text:list>
      <text:p text:style-name="Standard"/>
      <text:p text:style-name="Standard">version 3.4.5</text:p>
      <text:list xml:id="list1417993074755553687" text:style-name="L87">
        <text:list-item>
          <text:p text:style-name="P93">Fixes block integration which was failing when more than 4 lightcurves were being processed.<text:line-break/></text:p>
        </text:list-item>
        <text:list-item>
          <text:p text:style-name="P93"><text:soft-page-break/>Made use diff and Do OCR checkboxes sticky.<text:line-break/></text:p>
        </text:list-item>
      </text:list>
      <text:p text:style-name="Standard">version 3.4.4</text:p>
      <text:list xml:id="list570153995890294639" text:style-name="L88">
        <text:list-item>
          <text:p text:style-name="P94">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021291236533563812" text:style-name="L89">
        <text:list-item>
          <text:p text:style-name="P95">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913454545784427152" text:style-name="L90">
        <text:list-item>
          <text:p text:style-name="P96">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96250864245511100" text:style-name="L91">
        <text:list-item>
          <text:p text:style-name="P97">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7">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ext:soft-page-break/>To learn how to use the new procedure (which is a bit 'fiddly'), right-click on the penumbral fit checkbox --- be patient; play around.<text:line-break/> </text:p>
        </text:list-item>
      </text:list>
      <text:p text:style-name="Standard">version 3.4.0</text:p>
      <text:list xml:id="list3381525245019619617" text:style-name="L92">
        <text:list-item>
          <text:p text:style-name="P98">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192903011412670679" text:style-name="L93">
        <text:list-item>
          <text:p text:style-name="P99">Automatically installs cv2 if not already present. <text:s/>This package is needed for the new frame view feature.<text:line-break/></text:p>
        </text:list-item>
      </text:list>
      <text:p text:style-name="Standard">version 3.3.8</text:p>
      <text:list xml:id="list5337832371782055033" text:style-name="L94">
        <text:list-item>
          <text:p text:style-name="P10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214299375864375436" text:style-name="L95">
        <text:list-item>
          <text:p text:style-name="P101">A new button (View frame) with an associated spinner for entry of a frame number has been added:</text:p>
          <text:p text:style-name="P101"/>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text:soft-page-break/>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257026028856108880" text:style-name="L96">
        <text:list-item>
          <text:p text:style-name="P102">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630955884601098816" text:style-name="L97">
        <text:list-item>
          <text:p text:style-name="P10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406088437541005396" text:style-name="L98">
        <text:list-item>
          <text:p text:style-name="P104">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463943857063809097" text:style-name="L99">
        <text:list-item>
          <text:p text:style-name="P10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5801853558971667982" text:style-name="L100">
        <text:list-item>
          <text:p text:style-name="P106">Changed main plot so that the scroll wheel only zooms the x axis.</text:p>
        </text:list-item>
        <text:list-item>
          <text:p text:style-name="P106">Changed lightcurve plot so that it conforms properly to 'start-of-exposure'.<text:line-break/></text:p>
        </text:list-item>
      </text:list>
      <text:p text:style-name="Standard">version 3.2.8</text:p>
      <text:list xml:id="list8481688004331155376" text:style-name="L101">
        <text:list-item>
          <text:p text:style-name="P107">Changed font size in help files --- it was fine for Mac but too big for Win10<text:line-break/></text:p>
        </text:list-item>
      </text:list>
      <text:p text:style-name="Standard">version 3.2.7</text:p>
      <text:list xml:id="list6509931690125076565" text:style-name="L102">
        <text:list-item>
          <text:p text:style-name="P108"><text:soft-page-break/>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061500596317182792" text:style-name="L103">
        <text:list-item>
          <text:p text:style-name="P109">This is a 'cosmetic' release --- there should be NO detectable differences from version 3.2.5 in terms of functionality.</text:p>
        </text:list-item>
        <text:list-item>
          <text:p text:style-name="P109">All python files were brought into compliance with PEP 8 coding standards. <text:s/>Only I care about that.</text:p>
        </text:list-item>
        <text:list-item>
          <text:p text:style-name="P10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9">All this 'cosmetic' work is in preparation for working on PyOTE issues again.<text:line-break/> </text:p>
        </text:list-item>
      </text:list>
      <text:p text:style-name="Standard">version 3.2.5</text:p>
      <text:list xml:id="list7278759360864606415" text:style-name="L104">
        <text:list-item>
          <text:p text:style-name="P11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535685664604049421" text:style-name="L105">
        <text:list-item>
          <text:p text:style-name="P111">Modified the test for newer version to accommodate the different strings returned by pip 18.1 and pip 19.0+</text:p>
        </text:list-item>
        <text:list-item>
          <text:p text:style-name="P111">Added ability to invoke PyOTE from PyMovie with an externally supplied csv file that is automatically opened.<text:line-break/></text:p>
        </text:list-item>
      </text:list>
      <text:p text:style-name="Standard">version 3.2.3</text:p>
      <text:list xml:id="list3825356042320337693" text:style-name="L106">
        <text:list-item>
          <text:p text:style-name="P11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2">Added support for the PyMovie csv format<text:line-break/></text:p>
        </text:list-item>
      </text:list>
      <text:p text:style-name="Standard">version 3.2.1</text:p>
      <text:list xml:id="list6528514980651563795" text:style-name="L107">
        <text:list-item>
          <text:p text:style-name="P11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281585478633268570" text:style-name="L108">
        <text:list-item>
          <text:p text:style-name="P114">Changed GUI to better align text on min max edit boxes to avoid confusion.<text:line-break/></text:p>
        </text:list-item>
      </text:list>
      <text:p text:style-name="Standard">version 3.1.9</text:p>
      <text:list xml:id="list1340108244894755571" text:style-name="L109">
        <text:list-item>
          <text:p text:style-name="P115">Fixed a bug in the test for a min/max solution search being constrained by a too large min value.<text:line-break/></text:p>
        </text:list-item>
      </text:list>
      <text:p text:style-name="Standard">version 3.1.8</text:p>
      <text:list xml:id="list2391015858055502552" text:style-name="L110">
        <text:list-item>
          <text:p text:style-name="P116">version 3.1.7 was released without an updated version history. <text:s/>Here is what was changed in 3.1.7:<text:line-break/></text:p>
        </text:list-item>
        <text:list-item>
          <text:p text:style-name="P11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611731460451001702" text:style-name="L111">
        <text:list-item>
          <text:p text:style-name="P117">Values entered in the Manual Timestamp Entry dialog box are now 'sticky', thus making corrections easy to do without requiring re-entry of all data. </text:p>
          <text:p text:style-name="P117"><text:line-break/>Also trapped is the case where a user has entered a custom frame time but failed to click the radio button indicating that it is to be used.<text:line-break/></text:p>
        </text:list-item>
      </text:list>
      <text:p text:style-name="Standard">version 3.1.5:</text:p>
      <text:list xml:id="list4077159008407466687" text:style-name="L112">
        <text:list-item>
          <text:p text:style-name="P11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text:soft-page-break/>version 3.1.4:</text:p>
      <text:list xml:id="list6976958177833185072" text:style-name="L113">
        <text:list-item>
          <text:p text:style-name="P119">Fixed error in new dropped reading detection logic when light curve was processed in field mode.<text:line-break/></text:p>
        </text:list-item>
        <text:list-item>
          <text:p text:style-name="P119">Cleaned up some language in tooltips.<text:line-break/></text:p>
        </text:list-item>
      </text:list>
      <text:p text:style-name="Standard">version 3.1.3:</text:p>
      <text:list xml:id="list8408481126013953322" text:style-name="L114">
        <text:list-item>
          <text:p text:style-name="P12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0">Eliminated the 'entry num' column in the data matrix at the lower left of the GUI. The 'entry num' is unused and a possible source of confusion with the frame or field number for the unwary.<text:line-break/></text:p>
        </text:list-item>
        <text:list-item>
          <text:p text:style-name="P120">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627151542538817424" text:style-name="L115">
        <text:list-item>
          <text:p text:style-name="P12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977907034799615172" text:style-name="L116">
        <text:list-item>
          <text:p text:style-name="P12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7408202195223507178" text:style-name="L117">
        <text:list-item>
          <text:p text:style-name="P123"><text:soft-page-break/>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417738134064681020" text:style-name="L118">
        <text:list-item>
          <text:p text:style-name="P12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247529365092566679" text:style-name="L119">
        <text:list-item>
          <text:p text:style-name="P12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164062118076546081" text:style-name="L120">
        <text:list-item>
          <text:p text:style-name="P12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688467119795474205" text:style-name="L121">
        <text:list-item>
          <text:p text:style-name="P12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7121595109329117859" text:style-name="L122">
        <text:list-item>
          <text:p text:style-name="P128">Disable the Accept integration button when user overrides an automatic block analysis with a manual block selection followed by a click on the Block integrate button.<text:line-break/></text:p>
        </text:list-item>
      </text:list>
      <text:p text:style-name="Standard">version 2.1.4:</text:p>
      <text:list xml:id="list3144831498343422272" text:style-name="L123">
        <text:list-item>
          <text:p text:style-name="P129">Corrected a bug that kept manual selection of block integration from being performed after a refusal to accept the automatic block analysis results.<text:line-break/></text:p>
        </text:list-item>
      </text:list>
      <text:p text:style-name="Standard">version 2.1.3:</text:p>
      <text:list xml:id="list3763414636148590204" text:style-name="L124">
        <text:list-item>
          <text:p text:style-name="P13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text:soft-page-break/>version 2.1.2:</text:p>
      <text:list xml:id="list8461733395959040213" text:style-name="L125">
        <text:list-item>
          <text:p text:style-name="P13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0348333435352021" text:style-name="L126">
        <text:list-item>
          <text:p text:style-name="P132">Added progress bar tracking of block integration analysis because it can take an extended amount of time to complete the analysis when the light curve has many points.<text:line-break/></text:p>
        </text:list-item>
      </text:list>
      <text:p text:style-name="Standard">version 2.1.0</text:p>
      <text:list xml:id="list5029532223313333128" text:style-name="L127">
        <text:list-item>
          <text:p text:style-name="P13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5206550385098347012" text:style-name="L128">
        <text:list-item>
          <text:p text:style-name="P134">Made the selection of Tooltip display 'sticky'</text:p>
        </text:list-item>
        <text:list-item>
          <text:p text:style-name="P134">Duration calculation when D and R span midnight now handled correctly</text:p>
        </text:list-item>
      </text:list>
      <text:p text:style-name="Standard"/>
      <text:p text:style-name="Standard">version 2.0.8</text:p>
      <text:list xml:id="list2747982368191890535" text:style-name="L129">
        <text:list-item>
          <text:p text:style-name="P135">toolTips changed to invoke and display in a custom dialog box that can be moved and resized to better accommodate legacy displays</text:p>
        </text:list-item>
        <text:list-item>
          <text:p text:style-name="P135">Calc flash timing calculation fixed to properly deal with the non-integer frame numbers that can result from field processed csv files</text:p>
        </text:list-item>
        <text:list-item>
          <text:p text:style-name="P135">Flash timing has been verified to work with integrated light curves</text:p>
        </text:list-item>
        <text:list-item>
          <text:p text:style-name="P13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880568956231006690" text:style-name="L130">
        <text:list-item>
          <text:p text:style-name="P136">Adds a button to calculate the edge position of an LED timing flash.</text:p>
        </text:list-item>
        <text:list-item>
          <text:p text:style-name="P13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6">Adds a checkbox to force manual entry of timestamp info. <text:s/>This is useful when <text:soft-page-break/>OCR on a VTI timed light curve has catastrophic errors. <text:s/>It is always employed when using LED flash timing.</text:p>
        </text:list-item>
      </text:list>
      <text:list xml:id="list5866884028120549186" text:style-name="L131">
        <text:list-item>
          <text:p text:style-name="P13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009108217031822174" text:style-name="L132">
        <text:list-item>
          <text:p text:style-name="P13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431096635300788536" text:style-name="L133">
        <text:list-item>
          <text:p text:style-name="P139">files generated by pyote now contain PYOTE in the filename.<text:line-break/></text:p>
        </text:list-item>
        <text:list-item>
          <text:p text:style-name="P13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16195055336958005" text:style-name="L134">
        <text:list-item>
          <text:p text:style-name="P14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385075512424804393" text:style-name="L135">
        <text:list-item>
          <text:p text:style-name="P14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38632796866139242" text:style-name="L136">
        <text:list-item>
          <text:p text:style-name="P14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290992998147761171" text:style-name="L137">
        <text:list-item>
          <text:p text:style-name="P143">improved handling of D and R region selection so that one cannot enter an invalid configuration --- automatic corrections/changes are applied.<text:line-break/></text:p>
        </text:list-item>
        <text:list-item>
          <text:p text:style-name="P14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3"><text:soft-page-break/>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297361661641069471" text:style-name="L138">
        <text:list-item>
          <text:p text:style-name="P144">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1254830769971078648" text:style-name="L139">
        <text:list-item>
          <text:p text:style-name="P14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086822084889623742" text:style-name="L140">
        <text:list-item>
          <text:p text:style-name="P146">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396506129459118736" text:style-name="L141">
        <text:list-item>
          <text:p text:style-name="P14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674600441741272625" text:style-name="L142">
        <text:list-item>
          <text:p text:style-name="P14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8T14:36:42</dc:date>
    <meta:editing-cycles>181</meta:editing-cycles>
    <meta:editing-duration>P1DT2H4M52S</meta:editing-duration>
    <dc:creator>Robert Anderson</dc:creator>
    <meta:document-statistic meta:table-count="0" meta:image-count="3" meta:object-count="0" meta:page-count="26" meta:paragraph-count="379" meta:word-count="9892" meta:character-count="57655"/>
    <meta:template xlink:type="simple" xlink:actuate="onRequest" xlink:title="" xlink:href="Normal"/>
  </office:meta>
</office:document-meta>
</file>